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marker-start="" draw:marker-end="Arrow" draw:fill="solid" draw:fill-color="#ccffff" draw:textarea-horizontal-align="center" draw:textarea-vertical-align="middle"/>
    </style:style>
    <style:style style:name="gr5" style:family="graphic" style:parent-style-name="standard">
      <style:graphic-properties draw:marker-start="Arrow" draw:marker-end="Стили_20_стрелок_20_1" draw:fill="solid" draw:fill-color="#ccffff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top" draw:auto-grow-height="false"/>
    </style:style>
    <style:style style:name="gr8" style:family="graphic" style:parent-style-name="standard">
      <style:graphic-properties draw:textarea-horizontal-align="left" draw:textarea-vertical-align="top" draw:auto-grow-height="false"/>
    </style:style>
    <style:style style:name="gr9" style:family="graphic" style:parent-style-name="standard">
      <style:graphic-properties draw:textarea-horizontal-align="center" draw:textarea-vertical-align="middle" draw:auto-grow-height="false"/>
    </style:style>
    <style:style style:name="gr10" style:family="graphic" style:parent-style-name="standard">
      <style:graphic-properties draw:marker-start="Arrow" draw:marker-end="Arrow" draw:marker-end-width="0.3cm" draw:textarea-horizontal-align="center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/>
    </style:style>
    <style:style style:name="gr14" style:family="graphic" style:parent-style-name="standard">
      <style:graphic-properties draw:marker-end="Arrow" draw:marker-end-width="0.3cm" draw:textarea-horizontal-align="center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/>
    </style:style>
    <style:style style:name="gr1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7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right" draw:textarea-vertical-align="top" draw:auto-grow-height="false" draw:shadow="visible"/>
    </style:style>
    <style:style style:name="gr19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gradient" draw:fill-gradient-name="Gradient_20_1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4.178cm" svg:height="3.462cm" svg:x="13.364cm" svg:y="9.181cm">
          <text:p text:style-name="P1"><text:span text:style-name="T1">JAVA</text:span></text:p>
        </draw:rect>
        <draw:ellipse draw:style-name="gr1" draw:text-style-name="P2" draw:layer="layout" svg:width="3.89cm" svg:height="0.98cm" svg:x="1.914cm" svg:y="8.25cm">
          <text:p text:style-name="P1"><text:span text:style-name="T1">UML-модели</text:span></text:p>
        </draw:ellipse>
        <draw:ellipse draw:style-name="gr2" draw:text-style-name="P2" draw:layer="layout" svg:width="2.86cm" svg:height="0.867cm" svg:x="14cm" svg:y="11.5cm">
          <text:p text:style-name="P1"><text:span text:style-name="T1">Annotations</text:span></text:p>
        </draw:ellipse>
        <draw:ellipse draw:style-name="gr1" draw:text-style-name="P2" draw:layer="layout" svg:width="3.644cm" svg:height="0.98cm" svg:x="1.579cm" svg:y="9.52cm">
          <text:p text:style-name="P1"><text:span text:style-name="T1">XML-схемы</text:span></text:p>
        </draw:ellipse>
        <draw:ellipse draw:style-name="gr1" draw:text-style-name="P2" draw:layer="layout" svg:width="3.574cm" svg:height="0.98cm" svg:x="1.574cm" svg:y="10.971cm">
          <text:p text:style-name="P1"><text:span text:style-name="T1">Реляционные БД</text:span></text:p>
        </draw:ellipse>
        <draw:ellipse draw:style-name="gr3" draw:text-style-name="P2" draw:layer="layout" svg:width="3.697cm" svg:height="1.322cm" svg:x="1.796cm" svg:y="12.256cm">
          <text:p text:style-name="P1"><text:span text:style-name="T1">[возможны</text:span></text:p>
          <text:p text:style-name="P1"><text:span text:style-name="T1">расширения]</text:span></text:p>
        </draw:ellipse>
        <draw:line draw:style-name="gr4" draw:text-style-name="P2" draw:layer="layout" svg:x1="7.592cm" svg:y1="11.159cm" svg:x2="5.177cm" svg:y2="11.475cm">
          <text:p/>
        </draw:line>
        <draw:line draw:style-name="gr5" draw:text-style-name="P2" draw:layer="layout" svg:x1="5.234cm" svg:y1="9.98cm" svg:x2="7.621cm" svg:y2="10.44cm">
          <text:p/>
        </draw:line>
        <draw:line draw:style-name="gr5" draw:text-style-name="P2" draw:layer="layout" svg:x1="5.665cm" svg:y1="8.887cm" svg:x2="7.679cm" svg:y2="9.807cm">
          <text:p/>
        </draw:line>
        <draw:line draw:style-name="gr5" draw:text-style-name="P2" draw:layer="layout" svg:x1="7.65cm" svg:y1="12.05cm" svg:x2="5.464cm" svg:y2="12.482cm">
          <text:p/>
        </draw:line>
        <draw:line draw:style-name="gr5" draw:text-style-name="P2" draw:layer="layout" svg:x1="11.5cm" svg:y1="10.817cm" svg:x2="13.371cm" svg:y2="10.806cm">
          <text:p/>
        </draw:line>
        <draw:custom-shape draw:style-name="gr6" draw:text-style-name="P1" draw:layer="layout" svg:width="3.911cm" svg:height="3.307cm" svg:x="7.622cm" svg:y="9.261cm">
          <text:p text:style-name="P1">E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Обычный">
        <draw:custom-shape draw:style-name="gr7" draw:text-style-name="P1" draw:layer="layout" svg:width="14.593cm" svg:height="7.779cm" svg:x="1.616cm" svg:y="1.263cm">
          <text:p text:style-name="P1">Редактор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21cm" svg:height="5.593cm" svg:x="9.927cm" svg:y="12.507cm">
          <text:p text:style-name="P1">п/с Управления</text:p>
          <text:p text:style-name="P1">Документооборотом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788cm" svg:height="3.025cm" svg:x="12.295cm" svg:y="14.607cm">
          <text:p text:style-name="P1"/>
          <text:p text:style-name="P1">БД</text:p>
          <text:p text:style-name="P1">УД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" draw:layer="layout" svg:width="5.087cm" svg:height="5.478cm" svg:x="2.228cm" svg:y="2.469cm">
          <text:p text:style-name="P1">Клиент:</text:p>
          <text:p text:style-name="P1">GWT-страница</text:p>
          <text:p text:style-name="P1">в браузере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5.087cm" svg:height="5.478cm" svg:x="9.952cm" svg:y="2.47cm">
          <text:p text:style-name="P1">Сервер: </text:p>
          <text:p text:style-name="P1">валидация и</text:p>
          <text:p text:style-name="P1">временное </text:p>
          <text:p text:style-name="P1">хранение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636cm" svg:height="1.485cm" svg:x="7.353cm" svg:y="4.122cm">
          <text:p text:style-name="P1">HTT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1" draw:layer="layout" svg:x1="12.459cm" svg:y1="8.021cm" svg:x2="12.454cm" svg:y2="12.454cm">
          <text:p text:style-name="P1">обмен</text:p>
          <text:p text:style-name="P1">документами</text:p>
        </draw:line>
      </draw:page>
      <draw:page draw:name="page3" draw:style-name="dp1" draw:master-page-name="Обычный">
        <draw:g>
          <draw:custom-shape draw:style-name="gr6" draw:text-style-name="P1" draw:layer="layout" svg:width="3.249cm" svg:height="2.244cm" svg:x="8.571cm" svg:y="2.39cm">
            <text:p text:style-name="P1">Документ</text:p>
            <text:p text:style-name="P1">XML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8" draw:text-style-name="P1" draw:layer="layout" svg:width="6.321cm" svg:height="5.593cm" svg:x="1.262cm" svg:y="1.556cm">
            <text:p text:style-name="P1">п/с Управления</text:p>
            <text:p text:style-name="P1">Документооборотом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3.496cm" svg:y="3.656cm">
            <text:p text:style-name="P1"/>
            <text:p text:style-name="P1">БД</text:p>
            <text:p text:style-name="P1">УД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" draw:text-style-name="P1" draw:layer="layout" svg:width="6.067cm" svg:height="8.223cm" svg:x="12.567cm" svg:y="1.498cm">
            <text:p text:style-name="P1">Редактор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48cm" svg:height="2.268cm" svg:x="14.138cm" svg:y="2.481cm">
            <text:p text:style-name="P1">Объект</text:p>
            <text:p text:style-name="P1">EMF</text:p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6" draw:text-style-name="P1" draw:layer="layout" svg:width="3.733cm" svg:height="3.897cm" svg:x="13.598cm" svg:y="5.535cm">
            <text:p text:style-name="P1">Временная</text:p>
            <text:p text:style-name="P1">БД</text:p>
            <text:p text:style-name="P1">Редактора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11" draw:text-style-name="P1" draw:layer="layout" svg:x1="7.592cm" svg:y1="3.739cm" svg:x2="8.541cm" svg:y2="3.739cm">
            <text:p/>
          </draw:line>
          <draw:line draw:style-name="gr11" draw:text-style-name="P1" draw:layer="layout" svg:x1="11.849cm" svg:y1="3.538cm" svg:x2="14.149cm" svg:y2="3.538cm">
            <text:p/>
          </draw:line>
          <draw:line draw:style-name="gr11" draw:text-style-name="P1" draw:layer="layout" svg:x1="15.472cm" svg:y1="4.659cm" svg:x2="15.53cm" svg:y2="5.723cm">
            <text:p/>
          </draw:line>
        </draw:g>
      </draw:page>
      <draw:page draw:name="page4" draw:style-name="dp1" draw:master-page-name="Обычный">
        <draw:custom-shape draw:style-name="gr6" draw:text-style-name="P1" draw:layer="layout" svg:width="3.249cm" svg:height="2.244cm" svg:x="3.565cm" svg:y="12.956cm">
          <text:p text:style-name="P1">Документ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8" draw:text-style-name="P1" draw:layer="layout" svg:width="17.146cm" svg:height="4.311cm" svg:x="1.593cm" svg:y="7.194cm">
            <text:p text:style-name="P1">п/с Управления Документооборотом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3.765cm" svg:y="8.075cm">
            <text:p text:style-name="P1"/>
            <text:p text:style-name="P1">БД</text:p>
            <text:p text:style-name="P1">УД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8" draw:text-style-name="P1" draw:layer="layout" svg:width="17.234cm" svg:height="11.701cm" svg:x="1.615cm" svg:y="16.507cm">
          <text:p text:style-name="P1">Редактор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48cm" svg:height="2.268cm" svg:x="9.321cm" svg:y="18.218cm">
          <text:p text:style-name="P1">Объект</text:p>
          <text:p text:style-name="P1">EMF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3.733cm" svg:height="3.897cm" svg:x="3.022cm" svg:y="22.985cm">
          <text:p text:style-name="P1">Временная</text:p>
          <text:p text:style-name="P1">БД</text:p>
          <text:p text:style-name="P1">Редактора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5.37cm" svg:height="4.592cm" svg:x="2.133cm" svg:y="17.803cm">
          <text:p text:style-name="P1">Модули</text:p>
          <text:p text:style-name="P1">взаимодействия </text:p>
          <text:p text:style-name="P1">с БД УД и </text:p>
          <text:p text:style-name="P1">предварительной </text:p>
          <text:p text:style-name="P1">подготовк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8.073cm" svg:y="23.563cm">
          <text:p text:style-name="P1">Модуль</text:p>
          <text:p text:style-name="P1">взаимодействия </text:p>
          <text:p text:style-name="P1">со временной</text:p>
          <text:p text:style-name="P1">БД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12.716cm" svg:y="17.883cm">
          <text:p text:style-name="P1">Модуль</text:p>
          <text:p text:style-name="P1">редактирования</text:p>
          <text:p text:style-name="P1"><text:s/>и валидации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5.301cm" svg:y1="12.944cm" svg:x2="5.301cm" svg:y2="11.543cm">
          <text:p/>
        </draw:line>
        <draw:line draw:style-name="gr11" draw:text-style-name="P1" draw:layer="layout" svg:x1="5.26cm" svg:y1="15.068cm" svg:x2="5.26cm" svg:y2="17.811cm">
          <text:p/>
        </draw:line>
        <draw:line draw:style-name="gr11" draw:text-style-name="P1" draw:layer="layout" svg:x1="9.355cm" svg:y1="19.395cm" svg:x2="7.551cm" svg:y2="19.392cm">
          <text:p/>
        </draw:line>
        <draw:line draw:style-name="gr11" draw:text-style-name="P1" draw:layer="layout" svg:x1="10.465cm" svg:y1="20.505cm" svg:x2="10.465cm" svg:y2="23.576cm">
          <text:p/>
        </draw:line>
        <draw:line draw:style-name="gr11" draw:text-style-name="P1" draw:layer="layout" svg:x1="8.103cm" svg:y1="25.136cm" svg:x2="6.756cm" svg:y2="25.136cm">
          <text:p/>
        </draw:line>
        <draw:line draw:style-name="gr11" draw:text-style-name="P1" draw:layer="layout" svg:x1="11.741cm" svg:y1="19.419cm" svg:x2="12.709cm" svg:y2="19.419cm">
          <text:p/>
        </draw:line>
        <draw:line draw:style-name="gr12" draw:text-style-name="P1" draw:layer="layout" svg:x1="15.359cm" svg:y1="20.94cm" svg:x2="15.359cm" svg:y2="25.909cm">
          <text:p text:style-name="P1">К клиенту...</text:p>
        </draw:line>
      </draw:page>
      <draw:page draw:name="page5" draw:style-name="dp1" draw:master-page-name="Обычный">
        <draw:custom-shape draw:style-name="gr6" draw:text-style-name="P1" draw:layer="layout" svg:width="4.917cm" svg:height="2.773cm" svg:x="3.631cm" svg:y="12.161cm">
          <text:p text:style-name="P1">Модуль</text:p>
          <text:p text:style-name="P1">точки</text:p>
          <text:p text:style-name="P1">входа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366cm" svg:height="2.925cm" svg:x="10.304cm" svg:y="12.136cm">
          <text:p text:style-name="P1">Модуль</text:p>
          <text:p text:style-name="P1">привязки полей </text:p>
          <text:p text:style-name="P1">страницы к </text:p>
          <text:p text:style-name="P1">полям документа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552cm" svg:height="3.231cm" svg:x="10.177cm" svg:y="16.384cm">
          <text:p text:style-name="P1">Модуль</text:p>
          <text:p text:style-name="P1">отрисовки </text:p>
          <text:p text:style-name="P1">страниц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" draw:layer="layout" svg:width="4.962cm" svg:height="2.901cm" svg:x="3.611cm" svg:y="16.638cm">
          <text:p text:style-name="P1">Модуль</text:p>
          <text:p text:style-name="P1">автозаполнения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8.574cm" svg:y1="17.987cm" svg:x2="10.151cm" svg:y2="17.987cm">
          <text:p/>
        </draw:line>
        <draw:line draw:style-name="gr13" draw:text-style-name="P1" draw:layer="layout" svg:x1="13.263cm" svg:y1="15.01cm" svg:x2="13.263cm" svg:y2="16.384cm">
          <text:p/>
        </draw:line>
        <draw:line draw:style-name="gr14" draw:text-style-name="P1" draw:layer="layout" svg:x1="8.548cm" svg:y1="13.56cm" svg:x2="10.278cm" svg:y2="13.56cm">
          <text:p/>
        </draw:line>
        <draw:line draw:style-name="gr15" draw:text-style-name="P1" draw:layer="layout" svg:x1="15.734cm" svg:y1="13.626cm" svg:x2="19.83cm" svg:y2="13.651cm">
          <text:p text:style-name="P1">К серверу...</text:p>
        </draw:line>
      </draw:page>
      <draw:page draw:name="page6" draw:style-name="dp1" draw:master-page-name="Обычный">
        <draw:custom-shape draw:style-name="gr7" draw:text-style-name="P1" draw:layer="layout" svg:width="19.185cm" svg:height="11.744cm" svg:x="0.682cm" svg:y="15.493cm">
          <text:p text:style-name="P1">п/с Редактора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476cm" svg:height="1.582cm" svg:x="15.058cm" svg:y="13.486cm">
          <text:p text:style-name="P3"><text:span text:style-name="T2">Документ</text:span></text:p>
          <text:p text:style-name="P3"><text:span text:style-name="T2">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8" draw:text-style-name="P1" draw:layer="layout" svg:width="6.636cm" svg:height="4.311cm" svg:x="12.084cm" svg:y="7.763cm">
            <text:p text:style-name="P1">п/с Управления </text:p>
            <text:p text:style-name="P1">Документооборотом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7" draw:text-style-name="P1" draw:layer="layout" svg:width="1.734cm" svg:height="2.179cm" svg:x="15.445cm" svg:y="9.3cm">
            <text:p text:style-name="P1"/>
            <text:p text:style-name="P1"><text:span text:style-name="T2">БД</text:span></text:p>
            <text:p text:style-name="P1"><text:span text:style-name="T2">УД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8" draw:text-style-name="P1" draw:layer="layout" svg:width="8.675cm" svg:height="10.2cm" svg:x="10.606cm" svg:y="16.412cm">
          <text:p text:style-name="P1">Сервер</text:p>
          <draw:enhanced-geometry svg:viewBox="0 0 21600 21600" draw:glue-points="10800 0 0 10800 10800 21600 21600 10800" draw:mirror-horizontal="true" draw:type="flowchart-process" draw:enhanced-path="M 0 0 L 21600 0 21600 21600 0 21600 0 0 Z N"/>
        </draw:custom-shape>
        <draw:custom-shape draw:style-name="gr19" draw:text-style-name="P3" draw:layer="layout" svg:width="1.797cm" svg:height="1.727cm" svg:x="11.99cm" svg:y="20.358cm">
          <text:p text:style-name="P3"><text:span text:style-name="T2">Объект</text:span></text:p>
          <text:p text:style-name="P3"><text:span text:style-name="T2">EMF</text:span></text:p>
          <draw:enhanced-geometry svg:viewBox="0 0 21600 21600" draw:glue-points="10800 0 0 10800 10800 21600 21600 10800" draw:path-stretchpoint-x="10800" draw:path-stretchpoint-y="10800" draw:text-areas="?f5 ?f6 ?f7 ?f8" draw:mirror-horizontal="tru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0" draw:text-style-name="P3" draw:layer="layout" svg:width="4.208cm" svg:height="3.07cm" svg:x="14.884cm" svg:y="19.639cm">
          <text:p text:style-name="P3"><text:span text:style-name="T2">Модули</text:span></text:p>
          <text:p text:style-name="P3"><text:span text:style-name="T2">взаимодействия </text:span></text:p>
          <text:p text:style-name="P3"><text:span text:style-name="T2">с УД и </text:span></text:p>
          <text:p text:style-name="P3"><text:span text:style-name="T2">предварительной </text:span></text:p>
          <text:p text:style-name="P3"><text:span text:style-name="T2">подготовки</text:span></text:p>
          <draw:enhanced-geometry svg:viewBox="0 0 21600 21600" draw:glue-points="10800 0 0 10800 10800 21600 21600 10800" draw:mirror-horizontal="true" draw:type="flowchart-process" draw:enhanced-path="M 0 0 L 21600 0 21600 21600 0 21600 0 0 Z N"/>
        </draw:custom-shape>
        <draw:custom-shape draw:style-name="gr20" draw:text-style-name="P3" draw:layer="layout" svg:width="3.895cm" svg:height="2.062cm" svg:x="11.003cm" svg:y="16.859cm">
          <text:p text:style-name="P3"><text:span text:style-name="T2">Модуль</text:span></text:p>
          <text:p text:style-name="P3"><text:span text:style-name="T2">редактирования</text:span></text:p>
          <text:p text:style-name="P3"><text:span text:style-name="T2"><text:s/></text:span><text:span text:style-name="T2">и валидации</text:span></text:p>
          <draw:enhanced-geometry svg:viewBox="0 0 21600 21600" draw:glue-points="10800 0 0 10800 10800 21600 21600 10800" draw:mirror-horizontal="true" draw:type="flowchart-process" draw:enhanced-path="M 0 0 L 21600 0 21600 21600 0 21600 0 0 Z N"/>
        </draw:custom-shape>
        <draw:line draw:style-name="gr11" draw:text-style-name="P1" draw:layer="layout" svg:x1="16.324cm" svg:y1="13.475cm" svg:x2="16.324cm" svg:y2="12.074cm">
          <text:p/>
        </draw:line>
        <draw:line draw:style-name="gr11" draw:text-style-name="P1" draw:layer="layout" svg:x1="16.36cm" svg:y1="14.955cm" svg:x2="16.365cm" svg:y2="19.585cm">
          <text:p/>
        </draw:line>
        <draw:line draw:style-name="gr11" draw:text-style-name="P1" draw:layer="layout" svg:x1="13.808cm" svg:y1="21.252cm" svg:x2="14.951cm" svg:y2="21.248cm">
          <text:p/>
        </draw:line>
        <draw:line draw:style-name="gr11" draw:text-style-name="P1" draw:layer="layout" svg:x1="12.87cm" svg:y1="22.077cm" svg:x2="12.88cm" svg:y2="23.562cm">
          <text:p/>
        </draw:line>
        <draw:g>
          <draw:custom-shape draw:style-name="gr21" draw:text-style-name="P3" draw:layer="layout" svg:width="2.55cm" svg:height="2.661cm" svg:x="15.917cm" svg:y="23.478cm">
            <text:p text:style-name="P3"><text:span text:style-name="T2">Временная</text:span></text:p>
            <text:p text:style-name="P3"><text:span text:style-name="T2">БД</text:span></text:p>
            <text:p text:style-name="P3"><text:span text:style-name="T2">Редактора</text:span></text:p>
            <draw:enhanced-geometry svg:viewBox="0 0 21600 21600" draw:glue-points="10800 6800 10800 0 0 10800 10800 21600 21600 10800" draw:text-areas="0 6800 21600 18200" draw:mirror-horizontal="true" draw:type="flowchart-magnetic-disk" draw:enhanced-path="M 0 3400 Y 10800 0 21600 3400 L 21600 18200 Y 10800 21600 0 18200 Z N M 0 3400 Y 10800 6800 21600 3400 N"/>
          </draw:custom-shape>
          <draw:custom-shape draw:style-name="gr20" draw:text-style-name="P3" draw:layer="layout" svg:width="3.907cm" svg:height="2.367cm" svg:x="10.852cm" svg:y="23.62cm">
            <text:p text:style-name="P3"><text:span text:style-name="T2">Модуль</text:span></text:p>
            <text:p text:style-name="P3"><text:span text:style-name="T2">взаимодействия</text:span></text:p>
            <text:p text:style-name="P3"><text:span text:style-name="T2">с временной</text:span></text:p>
            <text:p text:style-name="P3"><text:span text:style-name="T2">БД</text:span></text:p>
            <draw:enhanced-geometry svg:viewBox="0 0 21600 21600" draw:glue-points="10800 0 0 10800 10800 21600 21600 10800" draw:mirror-horizontal="true" draw:type="flowchart-process" draw:enhanced-path="M 0 0 L 21600 0 21600 21600 0 21600 0 0 Z N"/>
          </draw:custom-shape>
          <draw:line draw:style-name="gr11" draw:text-style-name="P1" draw:layer="layout" svg:x1="14.774cm" svg:y1="24.68cm" svg:x2="15.877cm" svg:y2="24.681cm">
            <text:p/>
          </draw:line>
        </draw:g>
        <draw:line draw:style-name="gr11" draw:text-style-name="P1" draw:layer="layout" svg:x1="12.88cm" svg:y1="20.323cm" svg:x2="12.918cm" svg:y2="18.921cm">
          <text:p/>
        </draw:line>
        <draw:custom-shape draw:style-name="gr18" draw:text-style-name="P1" draw:layer="layout" svg:width="7.675cm" svg:height="10.2cm" svg:x="0.999cm" svg:y="16.431cm">
          <text:p text:style-name="P1">Клиент</text:p>
          <draw:enhanced-geometry svg:viewBox="0 0 21600 21600" draw:glue-points="10800 0 0 10800 10800 21600 21600 10800" draw:mirror-horizontal="true" draw:type="flowchart-process" draw:enhanced-path="M 0 0 L 21600 0 21600 21600 0 21600 0 0 Z N"/>
        </draw:custom-shape>
        <draw:custom-shape draw:style-name="gr22" draw:text-style-name="P1" draw:layer="layout" svg:width="1.913cm" svg:height="1.402cm" svg:x="8.694cm" svg:y="20.967cm">
          <text:p text:style-name="P1">HTT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23" draw:text-style-name="P3" draw:layer="layout" svg:width="2.174cm" svg:height="2.8cm" svg:x="1.557cm" svg:y="17.848cm">
            <text:p text:style-name="P3"><text:span text:style-name="T2">Модуль</text:span></text:p>
            <text:p text:style-name="P3"><text:span text:style-name="T2">точки</text:span></text:p>
            <text:p text:style-name="P3"><text:span text:style-name="T2">входа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0" draw:text-style-name="P3" draw:layer="layout" svg:width="3.978cm" svg:height="2.953cm" svg:x="4.432cm" svg:y="17.823cm">
            <text:p text:style-name="P3"><text:span text:style-name="T2">Модуль</text:span></text:p>
            <text:p text:style-name="P3"><text:span text:style-name="T2">привязки полей </text:span></text:p>
            <text:p text:style-name="P3"><text:span text:style-name="T2">страницы к </text:span></text:p>
            <text:p text:style-name="P3"><text:span text:style-name="T2">полям документа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4" draw:text-style-name="P3" draw:layer="layout" svg:width="3.075cm" svg:height="2.322cm" svg:x="5.183cm" svg:y="22.112cm">
            <text:p text:style-name="P3"><text:span text:style-name="T2">Модуль</text:span></text:p>
            <text:p text:style-name="P3"><text:span text:style-name="T2">отрисовки </text:span></text:p>
            <text:p text:style-name="P3"><text:span text:style-name="T2">страниц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3" draw:layer="layout" svg:width="2.748cm" svg:height="1.763cm" svg:x="1.243cm" svg:y="22.406cm">
            <text:p text:style-name="P3"><text:span text:style-name="T2">Модуль</text:span></text:p>
            <text:p text:style-name="P3"><text:span text:style-name="T2">авто-</text:span></text:p>
            <text:p text:style-name="P3"><text:span text:style-name="T2">заполнения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3" draw:text-style-name="P1" draw:layer="layout" svg:x1="4.016cm" svg:y1="23.259cm" svg:x2="5.152cm" svg:y2="23.259cm">
            <text:p/>
          </draw:line>
          <draw:line draw:style-name="gr13" draw:text-style-name="P1" draw:layer="layout" svg:x1="6.892cm" svg:y1="20.725cm" svg:x2="6.892cm" svg:y2="22.112cm">
            <text:p/>
          </draw:line>
          <draw:line draw:style-name="gr14" draw:text-style-name="P1" draw:layer="layout" svg:x1="3.75cm" svg:y1="19.261cm" svg:x2="4.451cm" svg:y2="19.26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av eav</meta:initial-creator>
    <meta:creation-date>2009-01-20T11:41:23.83</meta:creation-date>
    <meta:generator>OpenOffice.org/3.0$Linux OpenOffice.org_project/300m9$Build-9358</meta:generator>
    <dc:date>2009-01-29T23:42:20</dc:date>
    <dc:creator>Андрей Ерёменок</dc:creator>
    <meta:editing-duration>PT02H24M57S</meta:editing-duration>
    <meta:editing-cycles>114</meta:editing-cycles>
    <meta:document-statistic meta:object-count="82"/>
    <meta:user-defined meta:name="Поле 1"/>
    <meta:user-defined meta:name="Поле 2"/>
    <meta:user-defined meta:name="Поле 3"/>
    <meta:user-defined meta:name="Поле 4"/>
  </office:meta>
</office:document-meta>
</file>